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4.993cm" table:align="left"/>
    </style:style>
    <style:style style:name="Tabelle1.A" style:family="table-column">
      <style:table-column-properties style:column-width="1cm"/>
    </style:style>
    <style:style style:name="Tabelle1.B" style:family="table-column">
      <style:table-column-properties style:column-width="2.704cm"/>
    </style:style>
    <style:style style:name="Tabelle1.C" style:family="table-column">
      <style:table-column-properties style:column-width="3.792cm"/>
    </style:style>
    <style:style style:name="Tabelle1.D" style:family="table-column">
      <style:table-column-properties style:column-width="1.293cm"/>
    </style:style>
    <style:style style:name="Tabelle1.E" style:family="table-column">
      <style:table-column-properties style:column-width="1.207cm"/>
    </style:style>
    <style:style style:name="Tabelle1.F" style:family="table-column">
      <style:table-column-properties style:column-width="0.794cm"/>
    </style:style>
    <style:style style:name="Tabelle1.G" style:family="table-column">
      <style:table-column-properties style:column-width="4.203cm"/>
    </style:style>
    <style:style style:name="Tabelle1.1" style:family="table-row">
      <style:table-row-properties style:min-row-height="2.999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G1" style:family="table-cell">
      <style:table-cell-properties fo:background-color="#729fcf" fo:padding="0.097cm" fo:border="0.05pt solid #000000">
        <style:background-image/>
      </style:table-cell-properties>
    </style:style>
    <style:style style:name="Tabelle1.A2" style:family="table-cell">
      <style:table-cell-properties fo:background-color="#fff200"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0.05pt solid #000000"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0.05pt solid #000000"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0.05pt solid #000000"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0.05pt solid #000000"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0.05pt solid #000000"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0.05pt solid #000000"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0.05pt solid #000000"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0.05pt solid #000000"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E11" style:family="table-cell">
      <style:table-cell-properties fo:padding="0.097cm" fo:border-left="0.05pt solid #000000" fo:border-right="none" fo:border-top="none" fo:border-bottom="0.05pt solid #000000"/>
    </style:style>
    <style:style style:name="Tabelle1.F11" style:family="table-cell" style:data-style-name="N0">
      <style:table-cell-properties fo:padding="0.097cm" fo:border-left="0.05pt solid #000000" fo:border-right="none" fo:border-top="none" fo:border-bottom="0.05pt solid #000000"/>
    </style:style>
    <style:style style:name="Tabelle1.G11" style:family="table-cell">
      <style:table-cell-properties fo:padding="0.097cm" fo:border-left="0.05pt solid #000000" fo:border-right="0.05pt solid #000000" fo:border-top="none" fo:border-bottom="0.05pt solid #000000"/>
    </style:style>
    <style:style style:name="Tabelle1.A12" style:family="table-cell">
      <style:table-cell-properties fo:background-color="#cc0000" fo:padding="0.097cm" fo:border-left="0.05pt solid #000000" fo:border-right="none" fo:border-top="none" fo:border-bottom="0.05pt solid #000000">
        <style:background-image/>
      </style:table-cell-properties>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E12" style:family="table-cell">
      <style:table-cell-properties fo:padding="0.097cm" fo:border-left="0.05pt solid #000000" fo:border-right="none" fo:border-top="none" fo:border-bottom="0.05pt solid #000000"/>
    </style:style>
    <style:style style:name="Tabelle1.F12" style:family="table-cell" style:data-style-name="N0">
      <style:table-cell-properties fo:padding="0.097cm" fo:border-left="0.05pt solid #000000" fo:border-right="none" fo:border-top="none" fo:border-bottom="0.05pt solid #000000"/>
    </style:style>
    <style:style style:name="Tabelle1.G12" style:family="table-cell">
      <style:table-cell-properties fo:padding="0.097cm" fo:border-left="0.05pt solid #000000" fo:border-right="0.05pt solid #000000"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E13" style:family="table-cell">
      <style:table-cell-properties fo:padding="0.097cm" fo:border-left="0.05pt solid #000000" fo:border-right="none" fo:border-top="none" fo:border-bottom="0.05pt solid #000000"/>
    </style:style>
    <style:style style:name="Tabelle1.F13" style:family="table-cell" style:data-style-name="N0">
      <style:table-cell-properties fo:padding="0.097cm" fo:border-left="0.05pt solid #000000" fo:border-right="none" fo:border-top="none" fo:border-bottom="0.05pt solid #000000"/>
    </style:style>
    <style:style style:name="Tabelle1.G13" style:family="table-cell">
      <style:table-cell-properties fo:padding="0.097cm" fo:border-left="0.05pt solid #000000" fo:border-right="0.05pt solid #000000"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E14" style:family="table-cell">
      <style:table-cell-properties fo:padding="0.097cm" fo:border-left="0.05pt solid #000000" fo:border-right="none" fo:border-top="none" fo:border-bottom="0.05pt solid #000000"/>
    </style:style>
    <style:style style:name="Tabelle1.F14" style:family="table-cell" style:data-style-name="N0">
      <style:table-cell-properties fo:padding="0.097cm" fo:border-left="0.05pt solid #000000" fo:border-right="none" fo:border-top="none" fo:border-bottom="0.05pt solid #000000"/>
    </style:style>
    <style:style style:name="Tabelle1.G14" style:family="table-cell">
      <style:table-cell-properties fo:padding="0.097cm" fo:border-left="0.05pt solid #000000" fo:border-right="0.05pt solid #000000" fo:border-top="none" fo:border-bottom="0.05pt solid #000000"/>
    </style:style>
    <style:style style:name="Tabelle1.A15" style:family="table-cell">
      <style:table-cell-properties fo:background-color="#73d216" fo:padding="0.097cm" fo:border-left="0.05pt solid #000000" fo:border-right="none" fo:border-top="none" fo:border-bottom="0.05pt solid #000000">
        <style:background-image/>
      </style:table-cell-properties>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E15" style:family="table-cell">
      <style:table-cell-properties fo:padding="0.097cm" fo:border-left="0.05pt solid #000000" fo:border-right="none" fo:border-top="none" fo:border-bottom="0.05pt solid #000000"/>
    </style:style>
    <style:style style:name="Tabelle1.F15" style:family="table-cell" style:data-style-name="N0">
      <style:table-cell-properties fo:padding="0.097cm" fo:border-left="0.05pt solid #000000" fo:border-right="none" fo:border-top="none" fo:border-bottom="0.05pt solid #000000"/>
    </style:style>
    <style:style style:name="Tabelle1.G15" style:family="table-cell">
      <style:table-cell-properties fo:padding="0.097cm" fo:border-left="0.05pt solid #000000" fo:border-right="0.05pt solid #000000"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none" fo:border-top="none" fo:border-bottom="0.05pt solid #000000"/>
    </style:style>
    <style:style style:name="Tabelle1.E16" style:family="table-cell">
      <style:table-cell-properties fo:padding="0.097cm" fo:border-left="0.05pt solid #000000" fo:border-right="none" fo:border-top="none" fo:border-bottom="0.05pt solid #000000"/>
    </style:style>
    <style:style style:name="Tabelle1.F16" style:family="table-cell" style:data-style-name="N0">
      <style:table-cell-properties fo:padding="0.097cm" fo:border-left="0.05pt solid #000000" fo:border-right="none" fo:border-top="none" fo:border-bottom="0.05pt solid #000000"/>
    </style:style>
    <style:style style:name="Tabelle1.G16" style:family="table-cell">
      <style:table-cell-properties fo:padding="0.097cm" fo:border-left="0.05pt solid #000000" fo:border-right="0.05pt solid #000000"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E17" style:family="table-cell">
      <style:table-cell-properties fo:padding="0.097cm" fo:border-left="0.05pt solid #000000" fo:border-right="none" fo:border-top="none" fo:border-bottom="0.05pt solid #000000"/>
    </style:style>
    <style:style style:name="Tabelle1.F17" style:family="table-cell" style:data-style-name="N0">
      <style:table-cell-properties fo:padding="0.097cm" fo:border-left="0.05pt solid #000000" fo:border-right="none" fo:border-top="none" fo:border-bottom="0.05pt solid #000000"/>
    </style:style>
    <style:style style:name="Tabelle1.G17" style:family="table-cell">
      <style:table-cell-properties fo:padding="0.097cm" fo:border-left="0.05pt solid #000000" fo:border-right="0.05pt solid #000000"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E18" style:family="table-cell">
      <style:table-cell-properties fo:padding="0.097cm" fo:border-left="0.05pt solid #000000" fo:border-right="none" fo:border-top="none" fo:border-bottom="0.05pt solid #000000"/>
    </style:style>
    <style:style style:name="Tabelle1.F18" style:family="table-cell" style:data-style-name="N0">
      <style:table-cell-properties fo:padding="0.097cm" fo:border-left="0.05pt solid #000000" fo:border-right="none" fo:border-top="none" fo:border-bottom="0.05pt solid #000000"/>
    </style:style>
    <style:style style:name="Tabelle1.G18" style:family="table-cell">
      <style:table-cell-properties fo:padding="0.097cm" fo:border-left="0.05pt solid #000000" fo:border-right="0.05pt solid #000000"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E19" style:family="table-cell">
      <style:table-cell-properties fo:padding="0.097cm" fo:border-left="0.05pt solid #000000" fo:border-right="none" fo:border-top="none" fo:border-bottom="0.05pt solid #000000"/>
    </style:style>
    <style:style style:name="Tabelle1.F19" style:family="table-cell" style:data-style-name="N0">
      <style:table-cell-properties fo:padding="0.097cm" fo:border-left="0.05pt solid #000000" fo:border-right="none" fo:border-top="none" fo:border-bottom="0.05pt solid #000000"/>
    </style:style>
    <style:style style:name="Tabelle1.G19" style:family="table-cell">
      <style:table-cell-properties fo:padding="0.097cm" fo:border-left="0.05pt solid #000000" fo:border-right="0.05pt solid #000000"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E20" style:family="table-cell">
      <style:table-cell-properties fo:padding="0.097cm" fo:border-left="0.05pt solid #000000" fo:border-right="none" fo:border-top="none" fo:border-bottom="0.05pt solid #000000"/>
    </style:style>
    <style:style style:name="Tabelle1.F20" style:family="table-cell" style:data-style-name="N0">
      <style:table-cell-properties fo:padding="0.097cm" fo:border-left="0.05pt solid #000000" fo:border-right="none" fo:border-top="none" fo:border-bottom="0.05pt solid #000000"/>
    </style:style>
    <style:style style:name="Tabelle1.G20" style:family="table-cell">
      <style:table-cell-properties fo:padding="0.097cm" fo:border-left="0.05pt solid #000000" fo:border-right="0.05pt solid #000000" fo:border-top="none" fo:border-bottom="0.05pt solid #000000"/>
    </style:style>
    <style:style style:name="Tabelle1.A21" style:family="table-cell">
      <style:table-cell-properties fo:background-color="#3465a4" fo:padding="0.097cm" fo:border-left="0.05pt solid #000000" fo:border-right="none" fo:border-top="none" fo:border-bottom="0.05pt solid #000000">
        <style:background-image/>
      </style:table-cell-properties>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none" fo:border-top="none" fo:border-bottom="0.05pt solid #000000"/>
    </style:style>
    <style:style style:name="Tabelle1.D21" style:family="table-cell">
      <style:table-cell-properties fo:padding="0.097cm" fo:border-left="0.05pt solid #000000" fo:border-right="none" fo:border-top="none" fo:border-bottom="0.05pt solid #000000"/>
    </style:style>
    <style:style style:name="Tabelle1.E21" style:family="table-cell">
      <style:table-cell-properties fo:padding="0.097cm" fo:border-left="0.05pt solid #000000" fo:border-right="none" fo:border-top="none" fo:border-bottom="0.05pt solid #000000"/>
    </style:style>
    <style:style style:name="Tabelle1.F21" style:family="table-cell" style:data-style-name="N0">
      <style:table-cell-properties fo:padding="0.097cm" fo:border-left="0.05pt solid #000000" fo:border-right="none" fo:border-top="none" fo:border-bottom="0.05pt solid #000000"/>
    </style:style>
    <style:style style:name="Tabelle1.G21" style:family="table-cell">
      <style:table-cell-properties fo:padding="0.097cm" fo:border-left="0.05pt solid #000000" fo:border-right="0.05pt solid #000000"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E22" style:family="table-cell">
      <style:table-cell-properties fo:padding="0.097cm" fo:border-left="0.05pt solid #000000" fo:border-right="none" fo:border-top="none" fo:border-bottom="0.05pt solid #000000"/>
    </style:style>
    <style:style style:name="Tabelle1.F22" style:family="table-cell" style:data-style-name="N0">
      <style:table-cell-properties fo:padding="0.097cm" fo:border-left="0.05pt solid #000000" fo:border-right="none" fo:border-top="none" fo:border-bottom="0.05pt solid #000000"/>
    </style:style>
    <style:style style:name="Tabelle1.G22" style:family="table-cell">
      <style:table-cell-properties fo:padding="0.097cm" fo:border-left="0.05pt solid #000000" fo:border-right="0.05pt solid #000000"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E23" style:family="table-cell">
      <style:table-cell-properties fo:padding="0.097cm" fo:border-left="0.05pt solid #000000" fo:border-right="none" fo:border-top="none" fo:border-bottom="0.05pt solid #000000"/>
    </style:style>
    <style:style style:name="Tabelle1.F23" style:family="table-cell" style:data-style-name="N0">
      <style:table-cell-properties fo:padding="0.097cm" fo:border-left="0.05pt solid #000000" fo:border-right="none" fo:border-top="none" fo:border-bottom="0.05pt solid #000000"/>
    </style:style>
    <style:style style:name="Tabelle1.G23" style:family="table-cell">
      <style:table-cell-properties fo:padding="0.097cm" fo:border-left="0.05pt solid #000000" fo:border-right="0.05pt solid #000000" fo:border-top="none" fo:border-bottom="0.05pt solid #000000"/>
    </style:style>
    <style:style style:name="Tabelle2" style:family="table">
      <style:table-properties style:width="9.908cm" table:align="left"/>
    </style:style>
    <style:style style:name="Tabelle2.A" style:family="table-column">
      <style:table-column-properties style:column-width="1cm"/>
    </style:style>
    <style:style style:name="Tabelle2.B" style:family="table-column">
      <style:table-column-properties style:column-width="8.908cm"/>
    </style:style>
    <style:style style:name="Tabelle2.A1" style:family="table-cell">
      <style:table-cell-properties fo:background-color="transparent" fo:padding="0.097cm" fo:border="none">
        <style:background-image/>
      </style:table-cell-properties>
    </style:style>
    <style:style style:name="Tabelle2.B1" style:family="table-cell">
      <style:table-cell-properties fo:padding="0.097cm" fo:border="none"/>
    </style:style>
    <style:style style:name="Tabelle2.A2" style:family="table-cell">
      <style:table-cell-properties fo:padding="0.097cm" fo:border="none"/>
    </style:style>
    <style:style style:name="Tabelle2.B2" style:family="table-cell">
      <style:table-cell-properties fo:padding="0.097cm" fo:border="none"/>
    </style:style>
    <style:style style:name="Tabelle2.A3" style:family="table-cell">
      <style:table-cell-properties fo:padding="0.097cm" fo:border="none"/>
    </style:style>
    <style:style style:name="Tabelle2.B3" style:family="table-cell">
      <style:table-cell-properties fo:padding="0.097cm" fo:border="none"/>
    </style:style>
    <style:style style:name="Tabelle2.4" style:family="table-row">
      <style:table-row-properties style:min-row-height="0.744cm"/>
    </style:style>
    <style:style style:name="Tabelle2.A4" style:family="table-cell">
      <style:table-cell-properties fo:padding="0.097cm" fo:border="none"/>
    </style:style>
    <style:style style:name="Tabelle2.B4" style:family="table-cell">
      <style:table-cell-properties fo:padding="0.097cm" fo:border="none"/>
    </style:style>
    <style:style style:name="Tabelle3" style:family="table">
      <style:table-properties style:width="15.053cm" table:align="margins"/>
    </style:style>
    <style:style style:name="Tabelle3.A" style:family="table-column">
      <style:table-column-properties style:column-width="4.752cm" style:rel-column-width="20690*"/>
    </style:style>
    <style:style style:name="Tabelle3.B" style:family="table-column">
      <style:table-column-properties style:column-width="10.301cm" style:rel-column-width="44845*"/>
    </style:style>
    <style:style style:name="Tabelle3.A1" style:family="table-cell">
      <style:table-cell-properties fo:padding="0.097cm" fo:border="none"/>
    </style:style>
    <style:style style:name="Tabelle4" style:family="table">
      <style:table-properties style:width="1.205cm" fo:margin-left="0cm" table:align="left"/>
    </style:style>
    <style:style style:name="Tabelle4.A" style:family="table-column">
      <style:table-column-properties style:column-width="0.497cm"/>
    </style:style>
    <style:style style:name="Tabelle4.B" style:family="table-column">
      <style:table-column-properties style:column-width="0.707cm"/>
    </style:style>
    <style:style style:name="Tabelle4.A1" style:family="table-cell">
      <style:table-cell-properties fo:padding="0.097cm" fo:border="none"/>
    </style:style>
    <style:style style:name="Tabelle5" style:family="table">
      <style:table-properties style:width="1.293cm" fo:margin-left="-0.245cm" table:align="left"/>
    </style:style>
    <style:style style:name="Tabelle5.A" style:family="table-column">
      <style:table-column-properties style:column-width="0.706cm"/>
    </style:style>
    <style:style style:name="Tabelle5.B" style:family="table-column">
      <style:table-column-properties style:column-width="0.587cm"/>
    </style:style>
    <style:style style:name="Tabelle5.1" style:family="table-row">
      <style:table-row-properties style:min-row-height="2.704cm"/>
    </style:style>
    <style:style style:name="Tabelle5.A1" style:family="table-cell">
      <style:table-cell-properties fo:padding="0.097cm" fo:border="none"/>
    </style:style>
    <style:style style:name="P1" style:family="paragraph" style:parent-style-name="Text_20_body">
      <style:paragraph-properties fo:line-height="150%"/>
      <style:text-properties style:font-name="Liberation Sans" officeooo:rsid="0015ed2b" officeooo:paragraph-rsid="0015ed2b"/>
    </style:style>
    <style:style style:name="P2" style:family="paragraph" style:parent-style-name="Text_20_body">
      <style:paragraph-properties fo:text-align="justify" style:justify-single-word="false"/>
      <style:text-properties style:font-name="Liberation Sans" officeooo:rsid="001e9923" officeooo:paragraph-rsid="001e9923"/>
    </style:style>
    <style:style style:name="P3" style:family="paragraph" style:parent-style-name="Table_20_Contents">
      <style:paragraph-properties fo:text-align="start" style:justify-single-word="false"/>
      <style:text-properties style:font-name="Liberation Sans" fo:font-weight="bold" officeooo:rsid="000ef998" officeooo:paragraph-rsid="000ef998" style:font-weight-asian="bold" style:font-weight-complex="bold"/>
    </style:style>
    <style:style style:name="P4" style:family="paragraph" style:parent-style-name="Table_20_Contents">
      <style:paragraph-properties fo:text-align="start" style:justify-single-word="false"/>
      <style:text-properties style:font-name="Liberation Sans" officeooo:rsid="000ef998"/>
    </style:style>
    <style:style style:name="P5" style:family="paragraph" style:parent-style-name="Table_20_Contents">
      <style:paragraph-properties fo:text-align="start" style:justify-single-word="false"/>
      <style:text-properties style:font-name="Liberation Sans" officeooo:rsid="000ef998" officeooo:paragraph-rsid="000ef998"/>
    </style:style>
    <style:style style:name="P6" style:family="paragraph" style:parent-style-name="Table_20_Contents">
      <style:paragraph-properties fo:text-align="start" style:justify-single-word="false"/>
      <style:text-properties style:font-name="Liberation Sans" officeooo:rsid="000ef998" officeooo:paragraph-rsid="00129036"/>
    </style:style>
    <style:style style:name="P7" style:family="paragraph" style:parent-style-name="Table_20_Contents">
      <style:paragraph-properties fo:text-align="start" style:justify-single-word="false"/>
      <style:text-properties style:font-name="Liberation Sans" officeooo:rsid="000ef998" officeooo:paragraph-rsid="00133108"/>
    </style:style>
    <style:style style:name="P8" style:family="paragraph" style:parent-style-name="Table_20_Contents">
      <style:paragraph-properties fo:text-align="start" style:justify-single-word="false"/>
      <style:text-properties style:font-name="Liberation Sans" officeooo:rsid="000ef998" officeooo:paragraph-rsid="0014ec2a"/>
    </style:style>
    <style:style style:name="P9" style:family="paragraph" style:parent-style-name="Table_20_Contents">
      <style:paragraph-properties fo:text-align="start" style:justify-single-word="false"/>
      <style:text-properties style:font-name="Liberation Sans" officeooo:rsid="00110c7f"/>
    </style:style>
    <style:style style:name="P10" style:family="paragraph" style:parent-style-name="Table_20_Contents">
      <style:paragraph-properties fo:text-align="start" style:justify-single-word="false"/>
      <style:text-properties style:font-name="Liberation Sans" officeooo:rsid="00110c7f" officeooo:paragraph-rsid="00110c7f"/>
    </style:style>
    <style:style style:name="P11" style:family="paragraph" style:parent-style-name="Table_20_Contents">
      <style:paragraph-properties fo:text-align="start" style:justify-single-word="false"/>
      <style:text-properties style:font-name="Liberation Sans" officeooo:rsid="00110c7f" officeooo:paragraph-rsid="000ef998"/>
    </style:style>
    <style:style style:name="P12" style:family="paragraph" style:parent-style-name="Table_20_Contents">
      <style:paragraph-properties fo:text-align="start" style:justify-single-word="false"/>
      <style:text-properties style:font-name="Liberation Sans" officeooo:rsid="00129036" officeooo:paragraph-rsid="00129036"/>
    </style:style>
    <style:style style:name="P13" style:family="paragraph" style:parent-style-name="Table_20_Contents">
      <style:paragraph-properties fo:text-align="start" style:justify-single-word="false"/>
      <style:text-properties style:font-name="Liberation Sans" officeooo:rsid="00133108" officeooo:paragraph-rsid="00133108"/>
    </style:style>
    <style:style style:name="P14" style:family="paragraph" style:parent-style-name="Table_20_Contents">
      <style:paragraph-properties fo:text-align="start" style:justify-single-word="false"/>
      <style:text-properties style:font-name="Liberation Sans" officeooo:rsid="0014ec2a"/>
    </style:style>
    <style:style style:name="P15" style:family="paragraph" style:parent-style-name="Table_20_Contents">
      <style:paragraph-properties fo:text-align="start" style:justify-single-word="false"/>
      <style:text-properties style:font-name="Liberation Sans" officeooo:rsid="0014ec2a" officeooo:paragraph-rsid="0014ec2a"/>
    </style:style>
    <style:style style:name="P16" style:family="paragraph" style:parent-style-name="Table_20_Contents">
      <style:paragraph-properties fo:text-align="start" style:justify-single-word="false"/>
      <style:text-properties style:font-name="Liberation Sans"/>
    </style:style>
    <style:style style:name="P17" style:family="paragraph" style:parent-style-name="Table_20_Contents">
      <style:paragraph-properties fo:text-align="start" style:justify-single-word="false"/>
      <style:text-properties style:font-name="Liberation Sans" officeooo:rsid="0018e7e2" officeooo:paragraph-rsid="0018e7e2"/>
    </style:style>
    <style:style style:name="P18" style:family="paragraph" style:parent-style-name="Table_20_Contents">
      <style:paragraph-properties fo:text-align="start" style:justify-single-word="false"/>
      <style:text-properties style:font-name="Liberation Sans" officeooo:rsid="001a7f73" officeooo:paragraph-rsid="001a7f73"/>
    </style:style>
    <style:style style:name="P19" style:family="paragraph" style:parent-style-name="Table_20_Contents">
      <style:paragraph-properties fo:text-align="start" style:justify-single-word="false"/>
      <style:text-properties style:font-name="Liberation Sans" officeooo:rsid="001b9dc4" officeooo:paragraph-rsid="001b9dc4"/>
    </style:style>
    <style:style style:name="P20" style:family="paragraph" style:parent-style-name="Table_20_Contents">
      <loext:graphic-properties draw:fill="solid" draw:fill-color="#fff200" draw:opacity="100%"/>
      <style:paragraph-properties fo:text-align="start" style:justify-single-word="false" fo:background-color="#fff200"/>
      <style:text-properties style:font-name="Liberation Sans" fo:font-size="10pt" style:font-size-asian="10pt" style:font-size-complex="10pt"/>
    </style:style>
    <style:style style:name="P21" style:family="paragraph" style:parent-style-name="Table_20_Contents">
      <loext:graphic-properties draw:fill="solid" draw:fill-color="#cc0000" draw:opacity="100%"/>
      <style:paragraph-properties fo:text-align="start" style:justify-single-word="false" fo:background-color="#cc0000"/>
      <style:text-properties style:font-name="Liberation Sans" fo:font-size="10pt" style:font-size-asian="10pt" style:font-size-complex="10pt"/>
    </style:style>
    <style:style style:name="P22" style:family="paragraph" style:parent-style-name="Table_20_Contents">
      <loext:graphic-properties draw:fill="solid" draw:fill-color="#73d216" draw:opacity="100%"/>
      <style:paragraph-properties fo:text-align="start" style:justify-single-word="false" fo:background-color="#73d216"/>
      <style:text-properties style:font-name="Liberation Sans" fo:font-size="10pt" style:font-size-asian="10pt" style:font-size-complex="10pt"/>
    </style:style>
    <style:style style:name="P23" style:family="paragraph" style:parent-style-name="Table_20_Contents">
      <loext:graphic-properties draw:fill="solid" draw:fill-color="#204a87" draw:opacity="100%"/>
      <style:paragraph-properties fo:text-align="start" style:justify-single-word="false" fo:background-color="#204a87"/>
      <style:text-properties style:font-name="Liberation Sans" fo:font-size="10pt" style:font-size-asian="10pt" style:font-size-complex="10pt"/>
    </style:style>
    <style:style style:name="P24" style:family="paragraph" style:parent-style-name="Table_20_Contents">
      <style:paragraph-properties fo:text-align="start" style:justify-single-word="false"/>
      <style:text-properties style:font-name="Liberation Sans" fo:font-size="10pt" officeooo:rsid="001d55e1" officeooo:paragraph-rsid="001d55e1" style:font-size-asian="10pt" style:font-size-complex="10pt"/>
    </style:style>
    <style:style style:name="P25" style:family="paragraph" style:parent-style-name="Table_20_Contents">
      <style:paragraph-properties fo:text-align="start" style:justify-single-word="false"/>
      <style:text-properties style:font-name="Liberation Sans" fo:font-size="12pt" officeooo:rsid="001d55e1" officeooo:paragraph-rsid="001d55e1" style:font-size-asian="10.5pt" style:font-size-complex="12pt"/>
    </style:style>
    <style:style style:name="P26" style:family="paragraph" style:parent-style-name="Standard">
      <style:paragraph-properties fo:text-align="start" style:justify-single-word="false"/>
      <style:text-properties officeooo:rsid="000ef998" officeooo:paragraph-rsid="000ef998"/>
    </style:style>
    <style:style style:name="P27" style:family="paragraph" style:parent-style-name="Standard">
      <style:paragraph-properties fo:text-align="start" style:justify-single-word="false"/>
      <style:text-properties style:font-name="Liberation Sans" fo:font-size="12pt" fo:font-weight="bold" officeooo:rsid="001d55e1" officeooo:paragraph-rsid="001d55e1"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Liberation Sans" fo:font-size="12pt" officeooo:rsid="001d55e1" officeooo:paragraph-rsid="001d55e1" style:font-size-asian="10.5pt" style:font-size-complex="12pt"/>
    </style:style>
    <style:style style:name="P29" style:family="paragraph" style:parent-style-name="Standard">
      <style:paragraph-properties fo:text-align="start" style:justify-single-word="false"/>
      <style:text-properties style:font-name="Liberation Sans" fo:font-size="12pt" officeooo:rsid="001e9923" officeooo:paragraph-rsid="001e9923" style:font-size-asian="10.5pt" style:font-size-complex="12pt"/>
    </style:style>
    <style:style style:name="P30" style:family="paragraph" style:parent-style-name="Table_20_Contents" style:list-style-name="L1">
      <style:paragraph-properties fo:text-align="start" style:justify-single-word="false"/>
      <style:text-properties style:font-name="Liberation Sans" fo:font-size="12pt" fo:font-weight="bold" officeooo:rsid="001d55e1" officeooo:paragraph-rsid="001d55e1" style:font-size-asian="10.5pt" style:font-weight-asian="bold" style:font-size-complex="12pt" style:font-weight-complex="bold"/>
    </style:style>
    <style:style style:name="P31" style:family="paragraph" style:parent-style-name="Table_20_Contents" style:list-style-name="L2">
      <style:paragraph-properties fo:text-align="start" style:justify-single-word="false"/>
      <style:text-properties style:font-name="Liberation Sans" fo:font-size="12pt" officeooo:rsid="001e8333" officeooo:paragraph-rsid="001e8333" style:font-size-asian="10.5pt" style:font-size-complex="12pt"/>
    </style:style>
    <style:style style:name="P32" style:family="paragraph" style:parent-style-name="Table_20_Contents">
      <style:paragraph-properties fo:text-align="start" style:justify-single-word="false"/>
      <style:text-properties style:font-name="Liberation Sans" fo:font-weight="bold" officeooo:rsid="000ef998" officeooo:paragraph-rsid="0023ed18" style:font-size-asian="10.5pt" style:font-weight-asian="bold" style:font-weight-complex="bold" style:text-rotation-angle="90" style:text-rotation-scale="line-height"/>
    </style:style>
    <style:style style:name="P33" style:family="paragraph" style:parent-style-name="Table_20_Contents">
      <style:paragraph-properties fo:text-align="start" style:justify-single-word="false"/>
      <style:text-properties style:font-name="Liberation Sans" fo:font-weight="bold" officeooo:rsid="000ef998" officeooo:paragraph-rsid="000ef998" style:font-weight-asian="bold" style:font-weight-complex="bold" style:text-rotation-angle="90" style:text-rotation-scale="line-height"/>
    </style:style>
    <style:style style:name="P34" style:family="paragraph" style:parent-style-name="Table_20_Contents">
      <style:paragraph-properties fo:text-align="start" style:justify-single-word="false"/>
      <style:text-properties style:font-name="Liberation Sans" fo:font-weight="bold" officeooo:rsid="000ef998" officeooo:paragraph-rsid="002505c1" style:font-weight-asian="bold" style:font-weight-complex="bold" style:text-rotation-angle="90" style:text-rotation-scale="line-height"/>
    </style:style>
    <style:style style:name="P35" style:family="paragraph" style:parent-style-name="Table_20_Contents">
      <style:paragraph-properties fo:text-align="start" style:justify-single-word="false"/>
      <style:text-properties style:font-name="Liberation Sans" officeooo:rsid="00110c7f" officeooo:paragraph-rsid="00110c7f"/>
    </style:style>
    <style:style style:name="P36" style:family="paragraph" style:parent-style-name="Heading_20_1">
      <style:text-properties officeooo:rsid="0015ed2b" officeooo:paragraph-rsid="0015ed2b"/>
    </style:style>
    <style:style style:name="P37" style:family="paragraph" style:parent-style-name="Heading_20_2">
      <style:text-properties officeooo:rsid="0015ed2b" officeooo:paragraph-rsid="0015ed2b"/>
    </style:style>
    <style:style style:name="P38" style:family="paragraph" style:parent-style-name="Heading_20_2">
      <style:text-properties officeooo:rsid="00213235" officeooo:paragraph-rsid="00213235"/>
    </style:style>
    <style:style style:name="P39" style:family="paragraph" style:parent-style-name="Heading_20_2">
      <style:text-properties officeooo:rsid="001e9923" officeooo:paragraph-rsid="001e9923"/>
    </style:style>
    <style:style style:name="T1" style:family="text">
      <style:text-properties officeooo:rsid="00110c7f"/>
    </style:style>
    <style:style style:name="T2" style:family="text">
      <style:text-properties officeooo:rsid="0010d232"/>
    </style:style>
    <style:style style:name="T3" style:family="text">
      <style:text-properties officeooo:rsid="00133108"/>
    </style:style>
    <style:style style:name="T4" style:family="text">
      <style:text-properties officeooo:rsid="0015ed2b"/>
    </style:style>
    <style:style style:name="T5" style:family="text">
      <style:text-properties officeooo:rsid="00182f6d"/>
    </style:style>
    <style:style style:name="T6" style:family="text">
      <style:text-properties officeooo:rsid="001a7f73"/>
    </style:style>
    <style:style style:name="T7" style:family="text">
      <style:text-properties officeooo:rsid="001b9dc4"/>
    </style:style>
    <style:style style:name="T8" style:family="text">
      <style:text-properties officeooo:rsid="001e8333"/>
    </style:style>
    <style:style style:name="T9" style:family="text">
      <style:text-properties officeooo:rsid="00213235"/>
    </style:style>
    <style:style style:name="T10" style:family="text">
      <style:text-properties officeooo:rsid="002505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Risikoanalyse</text:h>
      <text:p text:style-name="P1">In diesem Dokument werden die möglichen Risiken, die in dem Projekt eintreffen können, gesammelt und anschließend analysiert. Den Risiken werden Eintrittswahrscheinlichkeiten zugeteilt, worauf sie mit einem Einflussfaktor verrechnet werden. Das resultierende Produkt bezeichnet dann die Größe des Risikos. Auf die Vorgehensweisen in diesem Dokument wird noch eingegangen.</text:p>
      <text:h text:style-name="P37" text:outline-level="2">Liste aller Risiken</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office:value-type="string">
            <text:p text:style-name="P3">Nr.</text:p>
          </table:table-cell>
          <table:table-cell table:style-name="Tabelle1.A1" office:value-type="string">
            <text:p text:style-name="P3">Risiko</text:p>
          </table:table-cell>
          <table:table-cell table:style-name="Tabelle1.A1" office:value-type="string">
            <text:p text:style-name="P3">Beschreibung</text:p>
          </table:table-cell>
          <table:table-cell table:style-name="Tabelle1.A1" office:value-type="string">
            <table:table table:name="Tabelle4" table:style-name="Tabelle4">
              <table:table-column table:style-name="Tabelle4.A"/>
              <table:table-column table:style-name="Tabelle4.B"/>
              <table:table-row>
                <table:table-cell table:style-name="Tabelle4.A1" office:value-type="string">
                  <text:p text:style-name="P32">Eintrittswahr-</text:p>
                </table:table-cell>
                <table:table-cell table:style-name="Tabelle4.A1" office:value-type="string">
                  <text:p text:style-name="P32">scheinlichkeit</text:p>
                </table:table-cell>
              </table:table-row>
            </table:table>
            <text:p text:style-name="P32"/>
          </table:table-cell>
          <table:table-cell table:style-name="Tabelle1.A1" office:value-type="string">
            <table:table table:name="Tabelle5" table:style-name="Tabelle5">
              <table:table-column table:style-name="Tabelle5.A"/>
              <table:table-column table:style-name="Tabelle5.B"/>
              <table:table-row table:style-name="Tabelle5.1">
                <table:table-cell table:style-name="Tabelle5.A1" office:value-type="string">
                  <text:p text:style-name="P34">Einfluss auf</text:p>
                </table:table-cell>
                <table:table-cell table:style-name="Tabelle5.A1" office:value-type="string">
                  <text:p text:style-name="P34"><text:span text:style-name="T10">Projekt(1&lt;5)</text:span></text:p>
                </table:table-cell>
              </table:table-row>
            </table:table>
            <text:p text:style-name="P33"/>
          </table:table-cell>
          <table:table-cell table:style-name="Tabelle1.A1" office:value-type="string">
            <text:p text:style-name="P33">Faktor</text:p>
          </table:table-cell>
          <table:table-cell table:style-name="Tabelle1.G1" office:value-type="string">
            <text:p text:style-name="P3">Mögliche Maßnahmen</text:p>
          </table:table-cell>
        </table:table-row>
        <table:table-row>
          <table:table-cell table:style-name="Tabelle1.A2" office:value-type="string">
            <text:p text:style-name="P5"/>
          </table:table-cell>
          <table:table-cell table:style-name="Tabelle1.B22" office:value-type="string">
            <text:p text:style-name="P5">Teammitglied fällt temporär aus</text:p>
          </table:table-cell>
          <table:table-cell table:style-name="Tabelle1.C22" office:value-type="string">
            <text:p text:style-name="P5">Ein <text:span text:style-name="T1">Teammitglied kann aufgrund von äußeren Einflüssen, z.B. Krankheit, zeitweise nicht am Projekt mitarbeiten</text:span></text:p>
          </table:table-cell>
          <table:table-cell table:style-name="Tabelle1.D22" office:value-type="string">
            <text:p text:style-name="P5">75%</text:p>
          </table:table-cell>
          <table:table-cell table:style-name="Tabelle1.E22" office:value-type="string">
            <text:p text:style-name="P5">2</text:p>
          </table:table-cell>
          <table:table-cell table:style-name="Tabelle1.F2" table:formula="ooow:&lt;D2&gt;*&lt;E2&gt;" office:value-type="float" office:value="1.5">
            <text:p text:style-name="P4">1,5</text:p>
          </table:table-cell>
          <table:table-cell table:style-name="Tabelle1.G22" office:value-type="string">
            <text:p text:style-name="P10">Für gr<text:span text:style-name="T9">o</text:span>ße Aufgaben sollten immer 2 Personen zuständig sein. Dies muss im Vornherein schon geklärt werden. Sollte dieses Risiko eintreten, dann kann der Scrummaster bei dieser Aufgabe unterstützen.</text:p>
          </table:table-cell>
        </table:table-row>
        <table:table-row>
          <table:table-cell table:style-name="Tabelle1.A2" office:value-type="string">
            <text:p text:style-name="P5"/>
          </table:table-cell>
          <table:table-cell table:style-name="Tabelle1.B22" office:value-type="string">
            <text:p text:style-name="P5">Permanenter Ausfall eines Teammitglieds</text:p>
          </table:table-cell>
          <table:table-cell table:style-name="Tabelle1.C22" office:value-type="string">
            <text:p text:style-name="P10">Ein Mitglied fällt dauerhaft wegen äußeren Gründen, wie Studienabbruch, für den Rest des Projektes aus</text:p>
          </table:table-cell>
          <table:table-cell table:style-name="Tabelle1.D22" office:value-type="string">
            <text:p text:style-name="P5">20%</text:p>
          </table:table-cell>
          <table:table-cell table:style-name="Tabelle1.E22" office:value-type="string">
            <text:p text:style-name="P5">4</text:p>
          </table:table-cell>
          <table:table-cell table:style-name="Tabelle1.F3" table:formula="ooow:&lt;D3&gt;*&lt;E3&gt;" office:value-type="float" office:value="0.8">
            <text:p text:style-name="P4">0,8</text:p>
          </table:table-cell>
          <table:table-cell table:style-name="Tabelle1.G22" office:value-type="string">
            <text:p text:style-name="P10">Das Team sollte in diesem Fall sofort mit dem Auftraggeber und Leiter der Vorlesung Prof. Dr. Heym sprechen. Außerdem wird der Scrummaster seine unterstützende Rolle für eine Entwicklerrolle ablegen.</text:p>
          </table:table-cell>
        </table:table-row>
        <table:table-row>
          <table:table-cell table:style-name="Tabelle1.A2" office:value-type="string">
            <text:p text:style-name="P5"/>
          </table:table-cell>
          <table:table-cell table:style-name="Tabelle1.B22" office:value-type="string">
            <text:p text:style-name="P5">Schlechte Zusammenarbeit</text:p>
          </table:table-cell>
          <table:table-cell table:style-name="Tabelle1.C22" office:value-type="string">
            <text:p text:style-name="P10">Das Team spricht sich nicht ordnungsgemäß ab, Abläufe wie Arbeiten mit GIT laufen nicht einwandfrei ab.</text:p>
          </table:table-cell>
          <table:table-cell table:style-name="Tabelle1.D22" office:value-type="string">
            <text:p text:style-name="P5">30%</text:p>
          </table:table-cell>
          <table:table-cell table:style-name="Tabelle1.E22" office:value-type="string">
            <text:p text:style-name="P5">5</text:p>
          </table:table-cell>
          <table:table-cell table:style-name="Tabelle1.F4" table:formula="ooow:&lt;D4&gt;*&lt;E4&gt;" office:value-type="float" office:value="1.5">
            <text:p text:style-name="P4">1,5</text:p>
          </table:table-cell>
          <table:table-cell table:style-name="Tabelle1.G22" office:value-type="string">
            <text:p text:style-name="P10">Der Teamleiter ist dafür zuständig, dass die Abläufe klar gegeben sind und für die wichtigen Abläufe Regeln aufgestellt sind. Sollte dieses <text:soft-page-break/>Risiko eintreten, dann müssen diese Regeln neu überarbeitet werden.</text:p>
          </table:table-cell>
        </table:table-row>
        <table:table-row>
          <table:table-cell table:style-name="Tabelle1.A2" office:value-type="string">
            <text:p text:style-name="P5"/>
          </table:table-cell>
          <table:table-cell table:style-name="Tabelle1.B22" office:value-type="string">
            <text:p text:style-name="P5">Mitglied erledigt Arbeit nicht</text:p>
          </table:table-cell>
          <table:table-cell table:style-name="Tabelle1.C22" office:value-type="string">
            <text:p text:style-name="P12">Ein Mitglied des Team arbeitet unzuverlässig und erledigt arbeiten nicht, auf die andere aufbauen</text:p>
          </table:table-cell>
          <table:table-cell table:style-name="Tabelle1.D22" office:value-type="string">
            <text:p text:style-name="P5">40%</text:p>
          </table:table-cell>
          <table:table-cell table:style-name="Tabelle1.E22" office:value-type="string">
            <text:p text:style-name="P5">4</text:p>
          </table:table-cell>
          <table:table-cell table:style-name="Tabelle1.F5" table:formula="ooow:&lt;D5&gt;*&lt;E5&gt;" office:value-type="float" office:value="1.6">
            <text:p text:style-name="P4">1,6</text:p>
          </table:table-cell>
          <table:table-cell table:style-name="Tabelle1.G22" office:value-type="string">
            <text:p text:style-name="P12">Der Teamleiter sollte abwägen, woran das Problem liegt. Er sollte diesem Mitglied nur eigenständige Arbeiten vergeben und der Scrummaster sollte das Teammitglied unterstützen. </text:p>
          </table:table-cell>
        </table:table-row>
        <table:table-row>
          <table:table-cell table:style-name="Tabelle1.A2" office:value-type="string">
            <text:p text:style-name="P5"/>
          </table:table-cell>
          <table:table-cell table:style-name="Tabelle1.B22" office:value-type="string">
            <text:p text:style-name="P5">Mangelndes Know-How</text:p>
          </table:table-cell>
          <table:table-cell table:style-name="Tabelle1.C22" office:value-type="string">
            <text:p text:style-name="P12">Das Team verfügt über kein Mitglied, das über ein gewisses Thema genug Wissen verfügt, um es im Projekt zu nutzen</text:p>
          </table:table-cell>
          <table:table-cell table:style-name="Tabelle1.D22" office:value-type="string">
            <text:p text:style-name="P5">45%</text:p>
          </table:table-cell>
          <table:table-cell table:style-name="Tabelle1.E22" office:value-type="string">
            <text:p text:style-name="P5">3</text:p>
          </table:table-cell>
          <table:table-cell table:style-name="Tabelle1.F6" table:formula="ooow:&lt;D6&gt;*&lt;E6&gt;" office:value-type="float" office:value="1.35">
            <text:p text:style-name="P4">1,35</text:p>
          </table:table-cell>
          <table:table-cell table:style-name="Tabelle1.G22" office:value-type="string">
            <text:p text:style-name="P12">In einem Meeting sollte jemand ernannt werden, der sich in dieses Thema einarbeitet und das Problem im Projekt dann übernimmt.</text:p>
          </table:table-cell>
        </table:table-row>
        <table:table-row>
          <table:table-cell table:style-name="Tabelle1.A2" office:value-type="string">
            <text:p text:style-name="P5"/>
          </table:table-cell>
          <table:table-cell table:style-name="Tabelle1.B22" office:value-type="string">
            <text:p text:style-name="P5">Unterschiedliche Meinungen</text:p>
          </table:table-cell>
          <table:table-cell table:style-name="Tabelle1.C22" office:value-type="string">
            <text:p text:style-name="P12">Bei der Entwicklung oder bei Entscheidungen stehen zu viele unterschiedliche Meinungen im Raum</text:p>
          </table:table-cell>
          <table:table-cell table:style-name="Tabelle1.D22" office:value-type="string">
            <text:p text:style-name="P5">50%</text:p>
          </table:table-cell>
          <table:table-cell table:style-name="Tabelle1.E22" office:value-type="string">
            <text:p text:style-name="P5">1</text:p>
          </table:table-cell>
          <table:table-cell table:style-name="Tabelle1.F7" table:formula="ooow:&lt;D7&gt;*&lt;E7&gt;" office:value-type="float" office:value="0.5">
            <text:p text:style-name="P4">0,5</text:p>
          </table:table-cell>
          <table:table-cell table:style-name="Tabelle1.G22" office:value-type="string">
            <text:p text:style-name="P12">In einem Meeting sollten solche Probleme angesprochen und darüber abgestimmt werden. Sollte keine Einigung gefunden werden, so sollten Teamleiter und Scrummaster darüber entscheiden.</text:p>
          </table:table-cell>
        </table:table-row>
        <table:table-row>
          <table:table-cell table:style-name="Tabelle1.A2" office:value-type="string">
            <text:p text:style-name="P5"/>
          </table:table-cell>
          <table:table-cell table:style-name="Tabelle1.B22" office:value-type="string">
            <text:p text:style-name="P5">Rollenwechsel</text:p>
          </table:table-cell>
          <table:table-cell table:style-name="Tabelle1.C22" office:value-type="string">
            <text:p text:style-name="P12">Ein Teammitglied ist seiner zugeordneten Rolle nicht gewachsen</text:p>
          </table:table-cell>
          <table:table-cell table:style-name="Tabelle1.D22" office:value-type="string">
            <text:p text:style-name="P5">12%</text:p>
          </table:table-cell>
          <table:table-cell table:style-name="Tabelle1.E22" office:value-type="string">
            <text:p text:style-name="P5">2</text:p>
          </table:table-cell>
          <table:table-cell table:style-name="Tabelle1.F8" table:formula="ooow:&lt;D8&gt;*&lt;E8&gt;" office:value-type="float" office:value="0.24">
            <text:p text:style-name="P4">0,24</text:p>
          </table:table-cell>
          <table:table-cell table:style-name="Tabelle1.G22" office:value-type="string">
            <text:p text:style-name="P12">Im vornherein sollten Rollen nur vergeben werden, wenn der Zuständige genügend Vorwissen in dem Bereich hat. Andernfalls sollte in einem Meeting besprochen werden, ob ein anderer qualifizierter für diese Rolle ist.</text:p>
          </table:table-cell>
        </table:table-row>
        <table:table-row>
          <table:table-cell table:style-name="Tabelle1.A2" office:value-type="string">
            <text:p text:style-name="P5"/>
          </table:table-cell>
          <table:table-cell table:style-name="Tabelle1.B22" office:value-type="string">
            <text:p text:style-name="P5">Fehlende Motivation</text:p>
          </table:table-cell>
          <table:table-cell table:style-name="Tabelle1.C22" office:value-type="string">
            <text:p text:style-name="P12">Im Verlauf des Sommersemesters finden die Studenten kaum Motivation, an dem <text:soft-page-break/>Projekt zu arbeiten, statt am Untreusee zu grillen</text:p>
          </table:table-cell>
          <table:table-cell table:style-name="Tabelle1.D22" office:value-type="string">
            <text:p text:style-name="P5">10%</text:p>
          </table:table-cell>
          <table:table-cell table:style-name="Tabelle1.E22" office:value-type="string">
            <text:p text:style-name="P5">1</text:p>
          </table:table-cell>
          <table:table-cell table:style-name="Tabelle1.F9" table:formula="ooow:&lt;D9&gt;*&lt;E9&gt;" office:value-type="float" office:value="0.1">
            <text:p text:style-name="P4">0,1</text:p>
          </table:table-cell>
          <table:table-cell table:style-name="Tabelle1.G22" office:value-type="string">
            <text:p text:style-name="P12">Sollte dies der Fall sein, müssen sich Teamleiter und Scrummaster überlegen, wie man <text:soft-page-break/>das Team dazu bewegt, an dem Projekt zu arbeiten. Eventuelle Lockmittel dürfen eingesetzt werden.</text:p>
          </table:table-cell>
        </table:table-row>
        <table:table-row>
          <table:table-cell table:style-name="Tabelle1.A2" office:value-type="string">
            <text:p text:style-name="P5"/>
          </table:table-cell>
          <table:table-cell table:style-name="Tabelle1.B22" office:value-type="string">
            <text:p text:style-name="P5">Fehlende Autorität</text:p>
          </table:table-cell>
          <table:table-cell table:style-name="Tabelle1.C22" office:value-type="string">
            <text:p text:style-name="P6">Es gibt niemanden der die wichtigen Entscheidungen trifft und das Projekt plant.</text:p>
          </table:table-cell>
          <table:table-cell table:style-name="Tabelle1.D22" office:value-type="string">
            <text:p text:style-name="P5">30%</text:p>
          </table:table-cell>
          <table:table-cell table:style-name="Tabelle1.E22" office:value-type="string">
            <text:p text:style-name="P5">2</text:p>
          </table:table-cell>
          <table:table-cell table:style-name="Tabelle1.F10" table:formula="ooow:&lt;D10&gt;*&lt;E10&gt;" office:value-type="float" office:value="0.6">
            <text:p text:style-name="P4">0,6</text:p>
          </table:table-cell>
          <table:table-cell table:style-name="Tabelle1.G22" office:value-type="string">
            <text:p text:style-name="P12">Wie oben beschrieben werden Uneinigkeiten endgültig von Scrummaster un<text:span text:style-name="T3">d</text:span> Teamleiter entschieden, notfalls unter Absprache mit Auftraggeber Prof. Dr. Heym</text:p>
          </table:table-cell>
        </table:table-row>
        <table:table-row>
          <table:table-cell table:style-name="Tabelle1.A2" office:value-type="string">
            <text:p text:style-name="P5"/>
          </table:table-cell>
          <table:table-cell table:style-name="Tabelle1.B22" office:value-type="string">
            <text:p text:style-name="P5">Unklare Befugnisse</text:p>
          </table:table-cell>
          <table:table-cell table:style-name="Tabelle1.C22" office:value-type="string">
            <text:p text:style-name="P16">Die Mitarbeiter können nicht auf die für sie notwendigen Module zugreifen, <text:span text:style-name="T2">auf</text:span>grund schlechter Zuteilung.</text:p>
          </table:table-cell>
          <table:table-cell table:style-name="Tabelle1.D22" office:value-type="string">
            <text:p text:style-name="P5">15%</text:p>
          </table:table-cell>
          <table:table-cell table:style-name="Tabelle1.E22" office:value-type="string">
            <text:p text:style-name="P5">1</text:p>
          </table:table-cell>
          <table:table-cell table:style-name="Tabelle1.F11" table:formula="ooow:&lt;D11&gt;*&lt;E11&gt;" office:value-type="float" office:value="0.15">
            <text:p text:style-name="P4">0,15</text:p>
          </table:table-cell>
          <table:table-cell table:style-name="Tabelle1.G22" office:value-type="string">
            <text:p text:style-name="P13">Die meisten Systemumgebungen wurden vom Auftraggeber zur Verfügung gestellt und am Anfang des Projektes getestet. Sollten weitere Probleme auftreten, so muss der Verantwortliche identifiziert werden, sodass die Probleme schnell beseitigt werden kann.</text:p>
          </table:table-cell>
        </table:table-row>
        <table:table-row>
          <table:table-cell table:style-name="Tabelle1.A12" office:value-type="string">
            <text:p text:style-name="P5"/>
          </table:table-cell>
          <table:table-cell table:style-name="Tabelle1.B22" office:value-type="string">
            <text:p text:style-name="P5">Schlechte Projektplanung</text:p>
          </table:table-cell>
          <table:table-cell table:style-name="Tabelle1.C22" office:value-type="string">
            <text:p text:style-name="P7">Das Projekt kann nicht oder nur unter Stress auf den Schluss zu beendet werden.</text:p>
          </table:table-cell>
          <table:table-cell table:style-name="Tabelle1.D22" office:value-type="string">
            <text:p text:style-name="P5">30%</text:p>
          </table:table-cell>
          <table:table-cell table:style-name="Tabelle1.E22" office:value-type="string">
            <text:p text:style-name="P5">5</text:p>
          </table:table-cell>
          <table:table-cell table:style-name="Tabelle1.F12" table:formula="ooow:&lt;D12&gt;*&lt;E12&gt;" office:value-type="float" office:value="1.5">
            <text:p text:style-name="P4">1,5</text:p>
          </table:table-cell>
          <table:table-cell table:style-name="Tabelle1.G22" office:value-type="string">
            <text:p text:style-name="P13">Die Aufgaben werden während des Projektes vom Auftraggeber neu verteilt. Diese werden so gut es geht bearbeitet und managementseitig abgeschätzt. Zu große Teilbereiche müssen verkleinert werden, notwendige Entscheidungen entsprechend dokumentiert werden.</text:p>
          </table:table-cell>
        </table:table-row>
        <table:table-row>
          <table:table-cell table:style-name="Tabelle1.A12" office:value-type="string">
            <text:p text:style-name="P5"/>
          </table:table-cell>
          <table:table-cell table:style-name="Tabelle1.B22" office:value-type="string">
            <text:p text:style-name="P10">Zu geringe Schätzung des <text:soft-page-break/>Aufwandes</text:p>
          </table:table-cell>
          <table:table-cell table:style-name="Tabelle1.C22" office:value-type="string">
            <text:p text:style-name="P13">Einem Teilbereich des Projektes wurde nicht genug <text:soft-page-break/>Zeit zugewiesen</text:p>
          </table:table-cell>
          <table:table-cell table:style-name="Tabelle1.D22" office:value-type="string">
            <text:p text:style-name="P10">40%</text:p>
          </table:table-cell>
          <table:table-cell table:style-name="Tabelle1.E22" office:value-type="string">
            <text:p text:style-name="P10">2</text:p>
          </table:table-cell>
          <table:table-cell table:style-name="Tabelle1.F13" table:formula="ooow:&lt;D13&gt;*&lt;E13&gt;" office:value-type="float" office:value="0.8">
            <text:p text:style-name="P9">0,8</text:p>
          </table:table-cell>
          <table:table-cell table:style-name="Tabelle1.G22" office:value-type="string">
            <text:p text:style-name="P13">Sollte dies eintreten, so muss der Bearbeiter frühzeitig <text:soft-page-break/>Bescheid geben. So kann der Scrummaster dieses Mitglied unterstützen, um den Verzug zu minimieren.</text:p>
          </table:table-cell>
        </table:table-row>
        <table:table-row>
          <table:table-cell table:style-name="Tabelle1.A12" office:value-type="string">
            <text:p text:style-name="P5"/>
          </table:table-cell>
          <table:table-cell table:style-name="Tabelle1.B22" office:value-type="string">
            <text:p text:style-name="P5">Terminverzögerungen</text:p>
          </table:table-cell>
          <table:table-cell table:style-name="Tabelle1.C22" office:value-type="string">
            <text:p text:style-name="P13">Wichtige Meilensteine, die trotz des agilen Vorgehens einzuhalten sind, können nicht eingehalten werden.</text:p>
          </table:table-cell>
          <table:table-cell table:style-name="Tabelle1.D22" office:value-type="string">
            <text:p text:style-name="P5">40%</text:p>
          </table:table-cell>
          <table:table-cell table:style-name="Tabelle1.E22" office:value-type="string">
            <text:p text:style-name="P5">1</text:p>
          </table:table-cell>
          <table:table-cell table:style-name="Tabelle1.F14" table:formula="ooow:&lt;D14&gt;*&lt;E14&gt;" office:value-type="float" office:value="0.4">
            <text:p text:style-name="P4">0,4</text:p>
          </table:table-cell>
          <table:table-cell table:style-name="Tabelle1.G14" office:value-type="string">
            <text:p text:style-name="P13">Grundsätzlich werden alle Probleme im Projekt dokumentiert. Verzögerungen verlangen immer eine Mithilfe des Teamleiters und des Scrum<text:span text:style-name="T5">m</text:span>asters für die betroffenen Bereiche. Verzögerungen müssen beim Auftraggeber gemeldet werden.</text:p>
          </table:table-cell>
        </table:table-row>
        <table:table-row>
          <table:table-cell table:style-name="Tabelle1.A15" office:value-type="string">
            <text:p text:style-name="P5"/>
          </table:table-cell>
          <table:table-cell table:style-name="Tabelle1.B22" office:value-type="string">
            <text:p text:style-name="P5">Unerwartete Änderung der Anforderungen</text:p>
          </table:table-cell>
          <table:table-cell table:style-name="Tabelle1.C22" office:value-type="string">
            <text:p text:style-name="P7">Der Kunde ändert kurzfristig seine Wünsche, wodurch das Projekt geändert werden muss.</text:p>
          </table:table-cell>
          <table:table-cell table:style-name="Tabelle1.D22" office:value-type="string">
            <text:p text:style-name="P5">70%</text:p>
          </table:table-cell>
          <table:table-cell table:style-name="Tabelle1.E22" office:value-type="string">
            <text:p text:style-name="P5">4</text:p>
          </table:table-cell>
          <table:table-cell table:style-name="Tabelle1.F15" table:formula="ooow:&lt;D15&gt;*&lt;E15&gt;" office:value-type="float" office:value="2.8">
            <text:p text:style-name="P4">2,8</text:p>
          </table:table-cell>
          <table:table-cell table:style-name="Tabelle1.G22" office:value-type="string">
            <text:p text:style-name="P17">Die Meetings mit dem Kunden finden mehrmals wöchentlich statt, Absprachen zum Ende eines Sprintes werden auch getätigt. Sollte das Risiko eintreten, muss dem Kunden klargemacht werden, dass er verantwortlich für die neue Verzögerung sein wird.</text:p>
          </table:table-cell>
        </table:table-row>
        <table:table-row>
          <table:table-cell table:style-name="Tabelle1.A15" office:value-type="string">
            <text:p text:style-name="P5"/>
          </table:table-cell>
          <table:table-cell table:style-name="Tabelle1.B22" office:value-type="string">
            <text:p text:style-name="P5">Nicht umsetzbare Anforderungen</text:p>
          </table:table-cell>
          <table:table-cell table:style-name="Tabelle1.C22" office:value-type="string">
            <text:p text:style-name="P7"><text:span text:style-name="T5">F</text:span>ür die festgelegte Zeit utopische Vorstellungen des Kunden.</text:p>
          </table:table-cell>
          <table:table-cell table:style-name="Tabelle1.D22" office:value-type="string">
            <text:p text:style-name="P5">75%</text:p>
          </table:table-cell>
          <table:table-cell table:style-name="Tabelle1.E22" office:value-type="string">
            <text:p text:style-name="P5">1</text:p>
          </table:table-cell>
          <table:table-cell table:style-name="Tabelle1.F16" table:formula="ooow:&lt;D16&gt;*&lt;E16&gt;" office:value-type="float" office:value="0.75">
            <text:p text:style-name="P4">0,75</text:p>
          </table:table-cell>
          <table:table-cell table:style-name="Tabelle1.G22" office:value-type="string">
            <text:p text:style-name="P17">Bei den Absprachen mit dem Kunden werden bei Problemen immer zeitliche Abschätzungen dargelegt. </text:p>
          </table:table-cell>
        </table:table-row>
        <table:table-row>
          <table:table-cell table:style-name="Tabelle1.A15" office:value-type="string">
            <text:p text:style-name="P5"/>
          </table:table-cell>
          <table:table-cell table:style-name="Tabelle1.B22" office:value-type="string">
            <text:p text:style-name="P5">Verständnisprobleme mit dem Kunden</text:p>
          </table:table-cell>
          <table:table-cell table:style-name="Tabelle1.C22" office:value-type="string">
            <text:p text:style-name="P7">Falsches Produkt wird entwickelt, weil die Wünsche falsch aufgefasst worden sind.</text:p>
          </table:table-cell>
          <table:table-cell table:style-name="Tabelle1.D22" office:value-type="string">
            <text:p text:style-name="P5">60%</text:p>
          </table:table-cell>
          <table:table-cell table:style-name="Tabelle1.E22" office:value-type="string">
            <text:p text:style-name="P5">5</text:p>
          </table:table-cell>
          <table:table-cell table:style-name="Tabelle1.F17" table:formula="ooow:&lt;D17&gt;*&lt;E17&gt;" office:value-type="float" office:value="3">
            <text:p text:style-name="P4">3</text:p>
          </table:table-cell>
          <table:table-cell table:style-name="Tabelle1.G22" office:value-type="string">
            <text:p text:style-name="P17">Es werden regelmäßig Rücksprachen mit dem Auftraggeber gehalten, in diesen wird der Fortschritt <text:soft-page-break/>immer behandelt. Solange diese Absprachen stattfinden, sollte das Problem nicht auftreten.</text:p>
          </table:table-cell>
        </table:table-row>
        <table:table-row>
          <table:table-cell table:style-name="Tabelle1.A15" office:value-type="string">
            <text:p text:style-name="P5"/>
          </table:table-cell>
          <table:table-cell table:style-name="Tabelle1.B22" office:value-type="string">
            <text:p text:style-name="P5">Großer Datenverlust</text:p>
          </table:table-cell>
          <table:table-cell table:style-name="Tabelle1.C22" office:value-type="string">
            <text:p text:style-name="P16">Datenverlust durch unzureichendes Backup.</text:p>
          </table:table-cell>
          <table:table-cell table:style-name="Tabelle1.D22" office:value-type="string">
            <text:p text:style-name="P5">15%</text:p>
          </table:table-cell>
          <table:table-cell table:style-name="Tabelle1.E22" office:value-type="string">
            <text:p text:style-name="P5">4</text:p>
          </table:table-cell>
          <table:table-cell table:style-name="Tabelle1.F18" table:formula="ooow:&lt;D18&gt;*&lt;E18&gt;" office:value-type="float" office:value="0.6">
            <text:p text:style-name="P4">0,6</text:p>
          </table:table-cell>
          <table:table-cell table:style-name="Tabelle1.G22" office:value-type="string">
            <text:p text:style-name="P17">Im vornherein wurden Backups durch CronJobs eingestellt, <text:span text:style-name="T6">der Backup Verantwortliche erstellt regelmäßig Snapshots des Servers. Sollte das Risiko dennoch auftreten, so muss nachgeforscht werden, wie die Daten verloren gehen konnten, um das erneute Eintreten zu vermeiden.</text:span></text:p>
          </table:table-cell>
        </table:table-row>
        <table:table-row>
          <table:table-cell table:style-name="Tabelle1.A15" office:value-type="string">
            <text:p text:style-name="P5"/>
          </table:table-cell>
          <table:table-cell table:style-name="Tabelle1.B22" office:value-type="string">
            <text:p text:style-name="P5">Schlechte Dokumentation</text:p>
          </table:table-cell>
          <table:table-cell table:style-name="Tabelle1.C22" office:value-type="string">
            <text:p text:style-name="P7">Durch schlechte Dokume<text:span text:style-name="T2">ntation</text:span> kann es zu Schwierigkeiten und Missverständnisse<text:span text:style-name="T2">n</text:span> in der Implementierung kommen.</text:p>
          </table:table-cell>
          <table:table-cell table:style-name="Tabelle1.D22" office:value-type="string">
            <text:p text:style-name="P5">20%</text:p>
          </table:table-cell>
          <table:table-cell table:style-name="Tabelle1.E22" office:value-type="string">
            <text:p text:style-name="P5">4</text:p>
          </table:table-cell>
          <table:table-cell table:style-name="Tabelle1.F19" table:formula="ooow:&lt;D19&gt;*&lt;E19&gt;" office:value-type="float" office:value="0.8">
            <text:p text:style-name="P4">0,8</text:p>
          </table:table-cell>
          <table:table-cell table:style-name="Tabelle1.G22" office:value-type="string">
            <text:p text:style-name="P18">Sollte die Dokumentation nicht klar genug sein, um die Implementierung darauf aufzubauen, muss sie erst überarbeitet werden, damit alle Entwickler mit den selben Voraussetzungen arbeiten können.</text:p>
          </table:table-cell>
        </table:table-row>
        <table:table-row>
          <table:table-cell table:style-name="Tabelle1.A15" office:value-type="string">
            <text:p text:style-name="P5"/>
          </table:table-cell>
          <table:table-cell table:style-name="Tabelle1.B22" office:value-type="string">
            <text:p text:style-name="P10">Schwerwiegender Softwarefehler bleibt unerkannt</text:p>
          </table:table-cell>
          <table:table-cell table:style-name="Tabelle1.C22" office:value-type="string">
            <text:p text:style-name="P15">Ein Fehler in der Software (Bug) wird trotz Tests nicht erkannt.</text:p>
          </table:table-cell>
          <table:table-cell table:style-name="Tabelle1.D22" office:value-type="string">
            <text:p text:style-name="P10">20%</text:p>
          </table:table-cell>
          <table:table-cell table:style-name="Tabelle1.E22" office:value-type="string">
            <text:p text:style-name="P10">4</text:p>
          </table:table-cell>
          <table:table-cell table:style-name="Tabelle1.F20" table:formula="ooow:&lt;D20&gt;*&lt;E20&gt;" office:value-type="float" office:value="0.8">
            <text:p text:style-name="P11">0,8</text:p>
          </table:table-cell>
          <table:table-cell table:style-name="Tabelle1.G20" office:value-type="string">
            <text:p text:style-name="P18">Sollte sich nach Abgabe des Projektes herausstellen, dass ein Fehler unerkannt geblieben ist, dann sollte das dem Auftraggeber übermittelt werden.</text:p>
          </table:table-cell>
        </table:table-row>
        <table:table-row>
          <table:table-cell table:style-name="Tabelle1.A21" office:value-type="string">
            <text:p text:style-name="P5"/>
          </table:table-cell>
          <table:table-cell table:style-name="Tabelle1.B22" office:value-type="string">
            <text:p text:style-name="P5">Ausfall von Hardware</text:p>
          </table:table-cell>
          <table:table-cell table:style-name="Tabelle1.C22" office:value-type="string">
            <text:p text:style-name="P8">Beispielsweise <text:span text:style-name="T2">funktioniert</text:span> der <text:span text:style-name="T2">PC </text:span><text:s/>einer Person nicht mehr.</text:p>
          </table:table-cell>
          <table:table-cell table:style-name="Tabelle1.D22" office:value-type="string">
            <text:p text:style-name="P5">20%</text:p>
          </table:table-cell>
          <table:table-cell table:style-name="Tabelle1.E22" office:value-type="string">
            <text:p text:style-name="P5">1</text:p>
          </table:table-cell>
          <table:table-cell table:style-name="Tabelle1.F21" table:formula="ooow:&lt;D21&gt;*&lt;E21&gt;" office:value-type="float" office:value="0.2">
            <text:p text:style-name="P4">0,2</text:p>
          </table:table-cell>
          <table:table-cell table:style-name="Tabelle1.G22" office:value-type="string">
            <text:p text:style-name="P19">Wichtige Dokumente werden immer auf Repositories gespeichert, damit ein Ausfall eines Rechners o.Ä. <text:soft-page-break/>keinen Datenverlust nach sich zieht.</text:p>
          </table:table-cell>
        </table:table-row>
        <table:table-row>
          <table:table-cell table:style-name="Tabelle1.A21" office:value-type="string">
            <text:p text:style-name="P5"/>
          </table:table-cell>
          <table:table-cell table:style-name="Tabelle1.B22" office:value-type="string">
            <text:p text:style-name="P10">Ausfall des Servers</text:p>
          </table:table-cell>
          <table:table-cell table:style-name="Tabelle1.C22" office:value-type="string">
            <text:p text:style-name="P15">Durch einen Fehler in der Hochschule fällt der Server temporär oder dauerhaft aus.</text:p>
          </table:table-cell>
          <table:table-cell table:style-name="Tabelle1.D22" office:value-type="string">
            <text:p text:style-name="P15">10%</text:p>
          </table:table-cell>
          <table:table-cell table:style-name="Tabelle1.E22" office:value-type="string">
            <text:p text:style-name="P15">5</text:p>
          </table:table-cell>
          <table:table-cell table:style-name="Tabelle1.F22" table:formula="ooow:&lt;D22&gt;*&lt;E22&gt;" office:value-type="float" office:value="0.5">
            <text:p text:style-name="P14">0,5</text:p>
          </table:table-cell>
          <table:table-cell table:style-name="Tabelle1.G22" office:value-type="string">
            <text:p text:style-name="P19">Solch ein Fehler ist dem Auftraggeber und dem IT-Service der FH Hof sofort zu melden, um Fehlerbehebung so schnell wie möglich einzuleiten.</text:p>
          </table:table-cell>
        </table:table-row>
        <table:table-row>
          <table:table-cell table:style-name="Tabelle1.A21" office:value-type="string">
            <text:p text:style-name="P5"/>
          </table:table-cell>
          <table:table-cell table:style-name="Tabelle1.B23" office:value-type="string">
            <text:p text:style-name="P5">Mangelhafte externe Produkte und Dienstleistungen</text:p>
          </table:table-cell>
          <table:table-cell table:style-name="Tabelle1.C23" office:value-type="string">
            <text:p text:style-name="P8">Die Tools die <text:span text:style-name="T7">im Projekt genutzt werden sind nicht hilfreich genug.</text:span></text:p>
          </table:table-cell>
          <table:table-cell table:style-name="Tabelle1.D23" office:value-type="string">
            <text:p text:style-name="P5">40%</text:p>
          </table:table-cell>
          <table:table-cell table:style-name="Tabelle1.E23" office:value-type="string">
            <text:p text:style-name="P5">3</text:p>
          </table:table-cell>
          <table:table-cell table:style-name="Tabelle1.F23" table:formula="ooow:&lt;D23&gt;*&lt;E23&gt;" office:value-type="float" office:value="1.2">
            <text:p text:style-name="P4">1,2</text:p>
          </table:table-cell>
          <table:table-cell table:style-name="Tabelle1.G23" office:value-type="string">
            <text:p text:style-name="P19">Solche Tools müssen identifiziert werden und aus dem Projekt entfernt werden. Alternativen werden danach gesucht.</text:p>
          </table:table-cell>
        </table:table-row>
      </table:table>
      <text:p text:style-name="P26"/>
      <text:p text:style-name="P27">Legende:</text:p>
      <table:table table:name="Tabelle2" table:style-name="Tabelle2">
        <table:table-column table:style-name="Tabelle2.A"/>
        <table:table-column table:style-name="Tabelle2.B"/>
        <table:table-row>
          <table:table-cell table:style-name="Tabelle2.A1" office:value-type="string">
            <text:p text:style-name="P20"/>
          </table:table-cell>
          <table:table-cell table:style-name="Tabelle2.B1" office:value-type="string">
            <text:p text:style-name="P24">Allgemeine Probleme im Team</text:p>
          </table:table-cell>
        </table:table-row>
        <table:table-row>
          <table:table-cell table:style-name="Tabelle2.A3" office:value-type="string">
            <text:p text:style-name="P21"/>
          </table:table-cell>
          <table:table-cell table:style-name="Tabelle2.B3" office:value-type="string">
            <text:p text:style-name="P24">Probleme im Projektmanagement</text:p>
          </table:table-cell>
        </table:table-row>
        <table:table-row>
          <table:table-cell table:style-name="Tabelle2.A3" office:value-type="string">
            <text:p text:style-name="P22"/>
          </table:table-cell>
          <table:table-cell table:style-name="Tabelle2.B3" office:value-type="string">
            <text:p text:style-name="P24">Risiken bei der Entwicklung</text:p>
          </table:table-cell>
        </table:table-row>
        <table:table-row table:style-name="Tabelle2.4">
          <table:table-cell table:style-name="Tabelle2.A4" office:value-type="string">
            <text:p text:style-name="P23"/>
          </table:table-cell>
          <table:table-cell table:style-name="Tabelle2.B4" office:value-type="string">
            <text:p text:style-name="P24">Externe Risiken</text:p>
          </table:table-cell>
        </table:table-row>
      </table:table>
      <text:p text:style-name="P28"/>
      <text:h text:style-name="P38" text:outline-level="2">Interpretation der Liste</text:h>
      <text:p text:style-name="P28"/>
      <text:p text:style-name="P28">In der oberen Tabelle sind zusätzlich zur Beschreibung und möglichen Lösung der Risiken 3 weitere Werte eingetragen:</text:p>
      <text:p text:style-name="P28"/>
      <table:table table:name="Tabelle3" table:style-name="Tabelle3">
        <table:table-column table:style-name="Tabelle3.A"/>
        <table:table-column table:style-name="Tabelle3.B"/>
        <table:table-row>
          <table:table-cell table:style-name="Tabelle3.A1" office:value-type="string">
            <text:list xml:id="list2033151886" text:style-name="L1">
              <text:list-item>
                <text:p text:style-name="P30">Eintrittswahr-scheinlichkeit:</text:p>
              </text:list-item>
            </text:list>
          </table:table-cell>
          <table:table-cell table:style-name="Tabelle3.A1" office:value-type="string">
            <text:p text:style-name="P28">Dieser Wert beschreibt eine im Vornherein geschätzte Wahrscheinlichkeit, mit der das Team denkt, dass das Risiko eintritt.</text:p>
          </table:table-cell>
        </table:table-row>
        <table:table-row>
          <table:table-cell table:style-name="Tabelle3.A1" office:value-type="string">
            <text:list xml:id="list105136165917648" text:continue-numbering="true" text:style-name="L1">
              <text:list-item>
                <text:p text:style-name="P30">Einfluss auf das Projekt (1&lt;5):</text:p>
              </text:list-item>
            </text:list>
          </table:table-cell>
          <table:table-cell table:style-name="Tabelle3.A1" office:value-type="string">
            <text:p text:style-name="P25">Dieser Wert beschreibt, wie sehr das Risiko im Falle des Eintretens das Projekt beeinflusst, wobei 1 bedeutet, dass das Risiko zu beachten ist, obwohl es nur minimalen Einfluss auf das Projekt hat, und 5 bedeutet, das dieses Risiko gut beobachtet werden muss, da es einen sehr großen Einfluss auf das Projekt haben würde.</text:p>
          </table:table-cell>
        </table:table-row>
        <table:table-row>
          <table:table-cell table:style-name="Tabelle3.A1" office:value-type="string">
            <text:list xml:id="list105136505982502" text:continue-numbering="true" text:style-name="L1">
              <text:list-item>
                <text:p text:style-name="P30">Faktor:</text:p>
              </text:list-item>
            </text:list>
          </table:table-cell>
          <table:table-cell table:style-name="Tabelle3.A1" office:value-type="string">
            <text:p text:style-name="P25">Dieser Faktor bildet das Produkt aus der Eintrittswahrscheinlichkeit und dem Einfluss auf das <text:span text:style-name="T8">Projekt. Der minimale Wert liegt dort bei 0.1, der maximale bei 5. Die Werte werden wie folgt bewertet: </text:span></text:p>
            <text:list xml:id="list3190509848" text:style-name="L2">
              <text:list-item>
                <text:p text:style-name="P31">Werte &lt;1 sind weniger wichtige Risiken.</text:p>
              </text:list-item>
              <text:list-item>
                <text:p text:style-name="P31">Werte 1&lt;x&lt;3 sind Risiken, die durchaus kritisch werden können.</text:p>
              </text:list-item>
              <text:list-item>
                <text:p text:style-name="P31">Werte &gt;3 sind Risiken, die unbedingt vermieden werden sollen. Sollten die Risiken <text:soft-page-break/>trotzdem eintreffen, ist es nach Eintritt die Priorität des Teams, das Problem zu beseitigen.</text:p>
              </text:list-item>
            </text:list>
          </table:table-cell>
        </table:table-row>
      </table:table>
      <text:p text:style-name="P28"/>
      <text:p text:style-name="P29">Alle Werte, die oben genannt werden, bilden für den Verlauf des Projektes lediglich Anhaltswerte, auf die sich das Projekt-Management beziehen kann. So kann im Laufe der Zeit regelmäßig die Risikoliste im Auge behalten werden oder auch erweitert werden.</text:p>
      <text:p text:style-name="P29"/>
      <text:h text:style-name="P39" text:outline-level="2">Wieso eine Risikoliste?</text:h>
      <text:p text:style-name="P2">Die Risikoliste hat zwei Hauptgründe, der erste ist offensichtlich; Das Team bildet im Vornherein eine Vorgehensweise, wie es auf gewisse Risiken zu reagieren hat. So hat es im Falle des Eintritts von Problemen erste Leitfäden, nachdem dieses beseitigt werden kann. Dennoch sollte nicht vernachlässigt werden, das beim Eintritt eines Risikos die Reaktion auf dieses immer abhängig von dem genauen Kontext ist. Die möglichen Reaktionen sind also nur Richtwerte, die situationsabhängig angepasst werden müssen.</text:p>
      <text:p text:style-name="P2">Der zweite Grund für die Risikoliste ist weniger offensichtlich; Das Team befasst sich früh im Projekt mit möglichen Risiken, die auftreten können. So wird schnell <text:span text:style-name="T9">ein Bewusstsein dafür entwickelt, das Probleme im Projekt auftreten können und auch werden. Das Ziel dieses Bewusstseins ist es, dass das Team aufmerksamer arbeitet und sensibler mit Entscheidungen umgeht. Trotz des großen Nutzens des Leitfadens <text:s/>einer möglichen Reaktion ist der zweite Grund für die Risikoanalyse der primäre Grund, warum in diesem Projekt eine Risikoanalyse erstellt wur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94cm" fo:margin-right="3.00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9:38:59.691096657</meta:creation-date>
    <dc:date>2018-04-26T10:51:34.625832071</dc:date>
    <meta:editing-duration>PT1H39M31S</meta:editing-duration>
    <meta:editing-cycles>9</meta:editing-cycles>
    <meta:generator>LibreOffice/5.4.5.1$Linux_X86_64 LibreOffice_project/40m0$Build-1</meta:generator>
    <meta:document-statistic meta:table-count="5" meta:image-count="0" meta:object-count="0" meta:page-count="7" meta:paragraph-count="164" meta:word-count="1398" meta:character-count="9756" meta:non-whitespace-character-count="8523"/>
  </office:meta>
</office:document-meta>
</file>